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4584" calcext:value-type="float">
            <text:p>112.1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7-1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2936" calcext:value-type="float">
            <text:p>111.8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11-15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8264" calcext:value-type="float">
            <text:p>111.0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8264" calcext:value-type="float">
            <text:p>111.0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1-12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8504" calcext:value-type="float">
            <text:p>109.1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6456" calcext:value-type="float">
            <text:p>109.5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2656" calcext:value-type="float">
            <text:p>109.6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3-2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2864" calcext:value-type="float">
            <text:p>109.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6432" calcext:value-type="float">
            <text:p>110.1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1128" calcext:value-type="float">
            <text:p>110.3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0296" calcext:value-type="float">
            <text:p>109.8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5496" calcext:value-type="float">
            <text:p>109.5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8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1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6456" calcext:value-type="float">
            <text:p>109.5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9464" calcext:value-type="float">
            <text:p>109.2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9464" calcext:value-type="float">
            <text:p>109.2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6416" calcext:value-type="float">
            <text:p>109.2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2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0088" calcext:value-type="float">
            <text:p>109.6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8504" calcext:value-type="float">
            <text:p>109.1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9464" calcext:value-type="float">
            <text:p>109.2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7376" calcext:value-type="float">
            <text:p>109.3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3848" calcext:value-type="float">
            <text:p>109.2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9216" calcext:value-type="float">
            <text:p>108.7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3328" calcext:value-type="float">
            <text:p>108.9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7128" calcext:value-type="float">
            <text:p>108.8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692" calcext:value-type="float">
            <text:p>108.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9592" calcext:value-type="float">
            <text:p>108.7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296" calcext:value-type="float">
            <text:p>108.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2496" calcext:value-type="float">
            <text:p>108.3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2496" calcext:value-type="float">
            <text:p>108.3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8488" calcext:value-type="float">
            <text:p>108.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7632" calcext:value-type="float">
            <text:p>108.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7656" calcext:value-type="float">
            <text:p>107.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8448" calcext:value-type="float">
            <text:p>107.9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3856" calcext:value-type="float">
            <text:p>107.8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6152" calcext:value-type="float">
            <text:p>107.8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1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5384" calcext:value-type="float">
            <text:p>107.0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0624" calcext:value-type="float">
            <text:p>107.1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7096" calcext:value-type="float">
            <text:p>107.0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572" calcext:value-type="float">
            <text:p>106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2192" calcext:value-type="float">
            <text:p>106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6576" calcext:value-type="float">
            <text:p>106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0112" calcext:value-type="float">
            <text:p>105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504</text:p>
          </table:table-cell>
          <table:table-cell office:value-type="string" calcext:value-type="string">
            <text:p>Lark Quad Recorder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16" meta:object-count="0"/>
    <meta:user-defined meta:name="AppVersion">3.0</meta:user-defined>
  </office:meta>
</office:document-meta>
</file>